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Myriad CAD" svg:font-family="'Myriad CA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dc85e9" draw:marker-start-width="0.279cm" draw:marker-end-width="0.279cm" draw:fill-color="#f2cbf8" draw:textarea-horizontal-align="justify" draw:textarea-vertical-align="middle" draw:auto-grow-height="false" fo:min-height="0.848cm" fo:min-width="0.598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3.521cm" style:use-optimal-column-width="false"/>
    </style:style>
    <style:style style:name="co2" style:family="table-column">
      <style:table-column-properties style:column-width="4.146cm" style:use-optimal-column-width="false"/>
    </style:style>
    <style:style style:name="co3" style:family="table-column">
      <style:table-column-properties style:column-width="2.213cm" style:use-optimal-column-width="false"/>
    </style:style>
    <style:style style:name="co4" style:family="table-column">
      <style:table-column-properties style:column-width="3.461cm" style:use-optimal-column-width="false"/>
    </style:style>
    <style:style style:name="co5" style:family="table-column">
      <style:table-column-properties style:column-width="4.262cm" style:use-optimal-column-width="false"/>
    </style:style>
    <style:style style:name="co6" style:family="table-column">
      <style:table-column-properties style:column-width="3.897cm" style:use-optimal-column-width="false"/>
    </style:style>
    <style:style style:name="co7" style:family="table-column">
      <style:table-column-properties style:column-width="5.913cm" style:use-optimal-column-width="false"/>
    </style:style>
    <style:style style:name="ro1" style:family="table-row">
      <style:table-row-properties style:row-height="0.685cm"/>
    </style:style>
    <style:style style:name="ro2" style:family="table-row">
      <style:table-row-properties style:row-height="3.229cm"/>
    </style:style>
    <style:style style:name="ro3" style:family="table-row">
      <style:table-row-properties style:row-height="0.79cm"/>
    </style:style>
    <style:style style:name="ro4" style:family="table-row">
      <style:table-row-properties style:row-height="0.937cm"/>
    </style:style>
    <style:style style:name="ro5" style:family="table-row">
      <style:table-row-properties style:row-height="0.936cm"/>
    </style:style>
    <style:style style:name="ro6" style:family="table-row">
      <style:table-row-properties style:row-height="0.828cm"/>
    </style:style>
    <style:style style:name="ro7" style:family="table-row">
      <style:table-row-properties style:row-height="3.096cm"/>
    </style:style>
    <style:style style:name="ro8" style:family="table-row">
      <style:table-row-properties style:row-height="1.533cm"/>
    </style:style>
    <style:style style:name="ro9" style:family="table-row">
      <style:table-row-properties style:row-height="0.882cm"/>
    </style:style>
    <style:style style:name="ro10" style:family="table-row">
      <style:table-row-properties style:row-height="0.972cm"/>
    </style:style>
    <style:style style:name="ro11" style:family="table-row">
      <style:table-row-properties style:row-height="0.437cm"/>
    </style:style>
    <style:style style:name="ce1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style:text-underline-style="solid" style:text-underline-width="auto" style:text-underline-color="font-color"/>
    </style:style>
    <style:style style:name="ce3" style:family="table-cell">
      <loext:graphic-properties style:repeat="repeat"/>
    </style:style>
    <style:style style:name="ce4" style:family="table-cell">
      <loext:graphic-properties style:repeat="repeat"/>
      <style:text-properties style:font-name="Myriad Pro" fo:font-size="12pt" style:text-underline-style="solid" style:text-underline-width="auto" style:text-underline-color="font-color" style:font-size-asian="12pt" style:font-size-complex="12pt"/>
    </style:style>
    <style:style style:name="ce5" style:family="table-cell">
      <loext:graphic-properties style:repeat="repeat"/>
      <style:text-properties style:font-name="Myriad Pro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loext:graphic-properties draw:fill-color="#f2cbf8"/>
      <style:paragraph-properties fo:text-align="center"/>
      <style:text-properties style:font-name="Myriad CAD"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Myriad Pr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Myriad Pro"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style:font-name="Myriad Pro" fo:font-size="12pt" style:font-size-asian="12pt" style:font-size-complex="12pt"/>
    </style:style>
    <style:style style:name="T4" style:family="text">
      <style:text-properties style:font-name="Myriad CAD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2" draw:id="id2" draw:layer="layout" svg:width="3.52cm" svg:height="5.283cm" svg:x="0.979cm" svg:y="0.985cm">
          <table:table table:template-name="su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omplex</text:span></text:p>
              </table:table-cell>
            </table:table-row>
            <table:table-row table:style-name="ro1">
              <table:table-cell table:style-name="ce2">
                <text:p><text:span text:style-name="T2">name</text:span></text:p>
              </table:table-cell>
            </table:table-row>
            <table:table-row table:style-name="ro2">
              <table:table-cell table:style-name="ce3">
                <text:p><text:span text:style-name="T3">address</text:span></text:p>
                <text:p><text:span text:style-name="T3"><text:s text:c="4"/></text:span><text:span text:style-name="T3">street_address</text:span></text:p>
                <text:p><text:span text:style-name="T3"><text:s text:c="8"/></text:span><text:span text:style-name="T3">street_num</text:span></text:p>
                <text:p><text:span text:style-name="T3"><text:s text:c="8"/></text:span><text:span text:style-name="T3">street_name</text:span></text:p>
                <text:p><text:span text:style-name="T3"><text:s text:c="4"/></text:span><text:span text:style-name="T3">city</text:span></text:p>
                <text:p><text:span text:style-name="T3"><text:s text:c="4"/></text:span><text:span text:style-name="T3">prov</text:span></text:p>
                <text:p><text:span text:style-name="T3"><text:s text:c="4"/></text:span><text:span text:style-name="T3">postal</text:span></text:p>
              </table:table-cell>
            </table:table-row>
            <table:table-row table:style-name="ro1">
              <table:table-cell table:style-name="ce3">
                <text:p><text:span text:style-name="T3">phone_num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5" draw:id="id5" draw:layer="layout" svg:width="4.145cm" svg:height="3.599cm" svg:x="7.837cm" svg:y="0.972cm">
          <table:table table:template-name="sun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"><text:span text:style-name="T1">Theater</text:span></text:p>
              </table:table-cell>
            </table:table-row>
            <table:table-row table:style-name="ro4">
              <table:table-cell table:style-name="ce2">
                <text:p><text:span text:style-name="T2">th_num</text:span></text:p>
              </table:table-cell>
            </table:table-row>
            <table:table-row table:style-name="ro4">
              <table:table-cell table:style-name="ce3">
                <text:p><text:span text:style-name="T3">max_seats</text:span></text:p>
              </table:table-cell>
            </table:table-row>
            <table:table-row table:style-name="ro5">
              <table:table-cell table:style-name="ce3">
                <text:p><text:span text:style-name="T3">screen_siz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6" draw:id="id6" draw:layer="layout" svg:width="2.212cm" svg:height="8.853cm" svg:x="9.04cm" svg:y="10.573cm">
          <table:table table:template-name="sun" table:use-first-row-styles="true" table:use-banding-rows-styles="true">
            <table:table-column table:style-name="co3"/>
            <table:table-row table:style-name="ro3">
              <table:table-cell table:style-name="ce1">
                <text:p text:style-name="P1"><text:span text:style-name="T1">Movie</text:span></text:p>
              </table:table-cell>
            </table:table-row>
            <table:table-row table:style-name="ro6">
              <table:table-cell table:style-name="ce2">
                <text:p><text:span text:style-name="T2">title</text:span></text:p>
              </table:table-cell>
            </table:table-row>
            <table:table-row table:style-name="ro6">
              <table:table-cell table:style-name="ce3">
                <text:p><text:span text:style-name="T3">run_time</text:span></text:p>
              </table:table-cell>
            </table:table-row>
            <table:table-row table:style-name="ro6">
              <table:table-cell table:style-name="ce3">
                <text:p><text:span text:style-name="T3">rating</text:span></text:p>
              </table:table-cell>
            </table:table-row>
            <table:table-row table:style-name="ro7">
              <table:table-cell table:style-name="ce3">
                <text:p><text:span text:style-name="T3">director</text:span></text:p>
                <text:p><text:span text:style-name="T3"><text:s text:c="4"/></text:span><text:span text:style-name="T3">f_name</text:span></text:p>
                <text:p><text:span text:style-name="T3"><text:s text:c="4"/></text:span><text:span text:style-name="T3">l_name</text:span></text:p>
              </table:table-cell>
            </table:table-row>
            <table:table-row table:style-name="ro6">
              <table:table-cell table:style-name="ce3">
                <text:p><text:span text:style-name="T3">actors</text:span></text:p>
              </table:table-cell>
            </table:table-row>
            <table:table-row table:style-name="ro6">
              <table:table-cell table:style-name="ce3">
                <text:p><text:span text:style-name="T3">synopsis</text:span></text:p>
              </table:table-cell>
            </table:table-row>
            <table:table-row table:style-name="ro6">
              <table:table-cell table:style-name="ce3">
                <text:p><text:span text:style-name="T3">supplie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8" draw:id="id8" draw:layer="layout" svg:width="3.46cm" svg:height="6.816cm" svg:x="0.939cm" svg:y="12.5cm">
          <table:table table:template-name="sun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1"><text:span text:style-name="T1">Company</text:span></text:p>
              </table:table-cell>
            </table:table-row>
            <table:table-row table:style-name="ro1">
              <table:table-cell table:style-name="ce2">
                <text:p><text:span text:style-name="T2">name</text:span></text:p>
              </table:table-cell>
            </table:table-row>
            <table:table-row table:style-name="ro2">
              <table:table-cell table:style-name="ce3">
                <text:p><text:span text:style-name="T3">address</text:span></text:p>
                <text:p><text:span text:style-name="T3"><text:s text:c="4"/></text:span><text:span text:style-name="T3">street_address</text:span></text:p>
                <text:p><text:span text:style-name="T3"><text:s text:c="8"/></text:span><text:span text:style-name="T3">street_num</text:span></text:p>
                <text:p><text:span text:style-name="T3"><text:s text:c="8"/></text:span><text:span text:style-name="T3">street_name</text:span></text:p>
                <text:p><text:span text:style-name="T3"><text:s text:c="4"/></text:span><text:span text:style-name="T3">city</text:span></text:p>
                <text:p><text:span text:style-name="T3"><text:s text:c="4"/></text:span><text:span text:style-name="T3">prov</text:span></text:p>
                <text:p><text:span text:style-name="T3"><text:s text:c="4"/></text:span><text:span text:style-name="T3">postal</text:span></text:p>
              </table:table-cell>
            </table:table-row>
            <table:table-row table:style-name="ro1">
              <table:table-cell table:style-name="ce3">
                <text:p><text:span text:style-name="T3">phone_num</text:span></text:p>
              </table:table-cell>
            </table:table-row>
            <table:table-row table:style-name="ro8">
              <table:table-cell table:style-name="ce3">
                <text:p><text:span text:style-name="T3">contact</text:span></text:p>
                <text:p><text:span text:style-name="T3"><text:s text:c="4"/></text:span><text:span text:style-name="T3">f_name</text:span></text:p>
                <text:p><text:span text:style-name="T3"><text:s text:c="4"/></text:span><text:span text:style-name="T3">l_nam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5" draw:id="id15" draw:layer="layout" svg:width="4.261cm" svg:height="2.054cm" svg:x="22.514cm" svg:y="7.099cm">
          <table:table table:template-name="sun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1"><text:span text:style-name="T1">Reservations</text:span></text:p>
              </table:table-cell>
            </table:table-row>
            <table:table-row table:style-name="ro1">
              <table:table-cell table:style-name="ce4">
                <text:p><text:span text:style-name="T2">reso_num</text:span></text:p>
              </table:table-cell>
            </table:table-row>
            <table:table-row table:style-name="ro1">
              <table:table-cell table:style-name="ce5">
                <text:p><text:span text:style-name="T3">seat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0" draw:id="id10" draw:layer="layout" svg:width="3.896cm" svg:height="2.825cm" svg:x="23.1cm" svg:y="1.096cm">
          <table:table table:template-name="sun" table:use-first-row-styles="true" table:use-banding-rows-styles="true">
            <table:table-column table:style-name="co6"/>
            <table:table-row table:style-name="ro9">
              <table:table-cell table:style-name="ce1">
                <text:p text:style-name="P1"><text:span text:style-name="T1">Showing</text:span></text:p>
              </table:table-cell>
            </table:table-row>
            <table:table-row table:style-name="ro10">
              <table:table-cell table:style-name="ce3">
                <text:p><text:span text:style-name="T3">start_time</text:span></text:p>
              </table:table-cell>
            </table:table-row>
            <table:table-row table:style-name="ro10">
              <table:table-cell table:style-name="ce3">
                <text:p><text:span text:style-name="T3">{total_seats_resd}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12" draw:id="id12" draw:layer="layout" svg:width="5.912cm" svg:height="9.556cm" svg:x="15.526cm" svg:y="11.074cm">
          <table:table table:template-name="sun" table:use-first-row-styles="true" table:use-banding-rows-styles="true">
            <table:table-column table:style-name="co7"/>
            <table:table-row table:style-name="ro11">
              <table:table-cell table:style-name="ce1">
                <text:p text:style-name="P1"><text:span text:style-name="T1">Customer</text:span></text:p>
              </table:table-cell>
            </table:table-row>
            <table:table-row table:style-name="ro1">
              <table:table-cell table:style-name="ce2">
                <text:p><text:span text:style-name="T2">acct_num</text:span></text:p>
              </table:table-cell>
            </table:table-row>
            <table:table-row table:style-name="ro1">
              <table:table-cell table:style-name="ce3">
                <text:p><text:span text:style-name="T3">password</text:span></text:p>
              </table:table-cell>
            </table:table-row>
            <table:table-row table:style-name="ro8">
              <table:table-cell table:style-name="ce3">
                <text:p><text:span text:style-name="T3">name</text:span></text:p>
                <text:p><text:span text:style-name="T3"><text:s text:c="4"/></text:span><text:span text:style-name="T3">f_name</text:span></text:p>
                <text:p><text:span text:style-name="T3"><text:s text:c="4"/></text:span><text:span text:style-name="T3">l_name</text:span></text:p>
              </table:table-cell>
            </table:table-row>
            <table:table-row table:style-name="ro2">
              <table:table-cell table:style-name="ce3">
                <text:p><text:span text:style-name="T3">address</text:span></text:p>
                <text:p><text:span text:style-name="T3"><text:s text:c="4"/></text:span><text:span text:style-name="T3">street_address</text:span></text:p>
                <text:p><text:span text:style-name="T3"><text:s text:c="8"/></text:span><text:span text:style-name="T3">street_num</text:span></text:p>
                <text:p><text:span text:style-name="T3"><text:s text:c="8"/></text:span><text:span text:style-name="T3">street_name</text:span></text:p>
                <text:p><text:span text:style-name="T3"><text:s text:c="4"/></text:span><text:span text:style-name="T3">city</text:span></text:p>
                <text:p><text:span text:style-name="T3"><text:s text:c="4"/></text:span><text:span text:style-name="T3">prov</text:span></text:p>
                <text:p><text:span text:style-name="T3"><text:s text:c="4"/></text:span><text:span text:style-name="T3">postal</text:span></text:p>
              </table:table-cell>
            </table:table-row>
            <table:table-row table:style-name="ro1">
              <table:table-cell table:style-name="ce3">
                <text:p><text:span text:style-name="T3">phone_num</text:span></text:p>
              </table:table-cell>
            </table:table-row>
            <table:table-row table:style-name="ro1">
              <table:table-cell table:style-name="ce3">
                <text:p><text:span text:style-name="T3">email</text:span></text:p>
              </table:table-cell>
            </table:table-row>
            <table:table-row table:style-name="ro1">
              <table:table-cell table:style-name="ce3">
                <text:p><text:span text:style-name="T3">cc_num</text:span></text:p>
              </table:table-cell>
            </table:table-row>
            <table:table-row table:style-name="ro1">
              <table:table-cell table:style-name="ce3">
                <text:p><text:span text:style-name="T3">cc_exp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" draw:text-style-name="P2" xml:id="id1" draw:id="id1" draw:layer="layout" svg:width="2.3cm" svg:height="2.3cm" svg:x="5cm" svg:y="1.9cm">
          <text:p text:style-name="P1"><text:span text:style-name="T4">belongs_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5cm" svg:y1="3.05cm" svg:x2="4.499cm" svg:y2="3.626cm" draw:start-shape="id1" draw:start-glue-point="5" draw:end-shape="id2" draw:end-glue-point="1" svg:d="M5000 3050l-501 576" svg:viewBox="0 0 502 577">
          <text:p/>
        </draw:connector>
        <draw:custom-shape draw:style-name="gr1" draw:text-style-name="P2" xml:id="id3" draw:id="id3" draw:layer="layout" svg:width="2.3cm" svg:height="2.3cm" svg:x="7.3cm" svg:y="5.1cm">
          <text:p text:style-name="P1"><text:span text:style-name="T4">start_d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2.3cm" svg:height="2.3cm" svg:x="5cm" svg:y="8cm">
          <text:p text:style-name="P1"><text:span text:style-name="T4">end_d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7.3cm" svg:y1="6.25cm" svg:x2="4.499cm" svg:y2="3.626cm" draw:start-shape="id3" draw:start-glue-point="5" draw:end-shape="id2" draw:end-glue-point="1" svg:d="M7300 6250l-2801-2624" svg:viewBox="0 0 2802 2625">
          <text:p/>
        </draw:connector>
        <draw:connector draw:style-name="gr3" draw:text-style-name="P3" draw:layer="layout" draw:type="line" svg:x1="5cm" svg:y1="9.15cm" svg:x2="4.499cm" svg:y2="3.626cm" draw:start-shape="id4" draw:start-glue-point="5" draw:end-shape="id2" draw:end-glue-point="1" svg:d="M5000 9150l-501-5524" svg:viewBox="0 0 502 5525">
          <text:p/>
        </draw:connector>
        <draw:connector draw:style-name="gr4" draw:text-style-name="P3" draw:layer="layout" draw:type="line" svg:x1="7.3cm" svg:y1="3.05cm" svg:x2="7.837cm" svg:y2="2.771cm" draw:start-shape="id1" draw:start-glue-point="7" draw:end-shape="id5" draw:end-glue-point="3" svg:d="M7300 3050l537-279" svg:viewBox="0 0 538 280">
          <text:p/>
        </draw:connector>
        <draw:connector draw:style-name="gr3" draw:text-style-name="P3" draw:layer="layout" draw:type="line" svg:x1="9.6cm" svg:y1="6.25cm" svg:x2="10.146cm" svg:y2="10.573cm" draw:start-shape="id3" draw:start-glue-point="7" draw:end-shape="id6" svg:d="M9600 6250l546 4323" svg:viewBox="0 0 547 4324">
          <text:p/>
        </draw:connector>
        <draw:connector draw:style-name="gr3" draw:text-style-name="P3" draw:layer="layout" draw:type="line" svg:x1="7.3cm" svg:y1="9.15cm" svg:x2="10.146cm" svg:y2="10.573cm" draw:start-shape="id4" draw:start-glue-point="7" draw:end-shape="id6" draw:end-glue-point="0" svg:d="M7300 9150l2846 1423" svg:viewBox="0 0 2847 1424">
          <text:p/>
        </draw:connector>
        <draw:custom-shape draw:style-name="gr1" draw:text-style-name="P2" xml:id="id7" draw:id="id7" draw:layer="layout" svg:width="2.3cm" svg:height="2.3cm" svg:x="5.5cm" svg:y="13.8cm">
          <text:p text:style-name="P1"><text:span text:style-name="T4">produced_b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5.5cm" svg:y1="14.95cm" svg:x2="4.399cm" svg:y2="15.908cm" draw:start-shape="id7" draw:start-glue-point="5" draw:end-shape="id8" draw:end-glue-point="1" svg:d="M5500 14950l-1101 958" svg:viewBox="0 0 1102 959">
          <text:p/>
        </draw:connector>
        <draw:connector draw:style-name="gr4" draw:text-style-name="P3" draw:layer="layout" draw:type="line" svg:x1="7.8cm" svg:y1="14.95cm" svg:x2="9.04cm" svg:y2="14.999cm" draw:start-shape="id7" draw:start-glue-point="7" draw:end-shape="id6" svg:d="M7800 14950l1240 49" svg:viewBox="0 0 1241 50">
          <text:p/>
        </draw:connector>
        <draw:custom-shape draw:style-name="gr1" draw:text-style-name="P2" xml:id="id9" draw:id="id9" draw:layer="layout" svg:width="2.3cm" svg:height="2.3cm" svg:x="15.3cm" svg:y="1.6cm">
          <text:p text:style-name="P1"><text:span text:style-name="T4">showed_b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draw:type="line" svg:x1="15.3cm" svg:y1="2.75cm" svg:x2="11.982cm" svg:y2="2.771cm" draw:start-shape="id9" draw:start-glue-point="5" draw:end-shape="id5" draw:end-glue-point="1" svg:d="M15300 2750l-3318 21" svg:viewBox="0 0 3319 22">
          <text:p/>
        </draw:connector>
        <draw:connector draw:style-name="gr6" draw:text-style-name="P3" draw:layer="layout" draw:type="line" svg:x1="17.6cm" svg:y1="2.75cm" svg:x2="23.1cm" svg:y2="2.508cm" draw:start-shape="id9" draw:start-glue-point="7" draw:end-shape="id10" draw:end-glue-point="3" svg:d="M17600 2750l5500-242" svg:viewBox="0 0 5501 243">
          <text:p/>
        </draw:connector>
        <draw:custom-shape draw:style-name="gr1" draw:text-style-name="P2" xml:id="id11" draw:id="id11" draw:layer="layout" svg:width="2.3cm" svg:height="2.3cm" svg:x="12.1cm" svg:y="14.1cm">
          <text:p text:style-name="P1"><text:span text:style-name="T4">reviewed_by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5" draw:text-style-name="P3" draw:layer="layout" draw:type="line" svg:x1="12.1cm" svg:y1="15.25cm" svg:x2="11.252cm" svg:y2="14.999cm" draw:start-shape="id11" draw:start-glue-point="5" draw:end-shape="id6" draw:end-glue-point="1" svg:d="M12100 15250l-848-251" svg:viewBox="0 0 849 252">
          <text:p/>
        </draw:connector>
        <draw:connector draw:style-name="gr5" draw:text-style-name="P3" draw:layer="layout" draw:type="line" svg:x1="14.4cm" svg:y1="15.25cm" svg:x2="15.526cm" svg:y2="15.852cm" draw:start-shape="id11" draw:start-glue-point="7" draw:end-shape="id12" svg:d="M14400 15250l1126 602" svg:viewBox="0 0 1127 603">
          <text:p/>
        </draw:connector>
        <draw:custom-shape draw:style-name="gr1" draw:text-style-name="P2" xml:id="id13" draw:id="id13" draw:layer="layout" svg:width="2.3cm" svg:height="2.3cm" svg:x="15.2cm" svg:y="5.4cm">
          <text:p text:style-name="P1"><text:span text:style-name="T4">showed_movi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17.5cm" svg:y1="6.55cm" svg:x2="23.1cm" svg:y2="2.508cm" draw:start-shape="id13" draw:start-glue-point="7" draw:end-shape="id10" svg:d="M17500 6550l5600-4042" svg:viewBox="0 0 5601 4043">
          <text:p/>
        </draw:connector>
        <draw:connector draw:style-name="gr5" draw:text-style-name="P3" draw:layer="layout" draw:type="line" svg:x1="15.2cm" svg:y1="6.55cm" svg:x2="10.146cm" svg:y2="10.573cm" draw:start-shape="id13" draw:start-glue-point="5" draw:end-shape="id6" svg:d="M15200 6550l-5054 4023" svg:viewBox="0 0 5055 4024">
          <text:p/>
        </draw:connector>
        <draw:custom-shape draw:style-name="gr1" draw:text-style-name="P2" xml:id="id14" draw:id="id14" draw:layer="layout" svg:width="2.3cm" svg:height="2.3cm" svg:x="18.9cm" svg:y="8.2cm">
          <text:p text:style-name="P1"><text:span text:style-name="T4">reserved_b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18.9cm" svg:y1="9.35cm" svg:x2="18.482cm" svg:y2="11.074cm" draw:start-shape="id14" draw:start-glue-point="5" draw:end-shape="id12" svg:d="M18900 9350l-418 1724" svg:viewBox="0 0 419 1725">
          <text:p/>
        </draw:connector>
        <draw:connector draw:style-name="gr4" draw:text-style-name="P3" draw:layer="layout" draw:type="line" svg:x1="21.2cm" svg:y1="9.35cm" svg:x2="22.514cm" svg:y2="8.126cm" draw:start-shape="id14" draw:start-glue-point="7" draw:end-shape="id15" svg:d="M21200 9350l1314-1224" svg:viewBox="0 0 1315 1225">
          <text:p/>
        </draw:connector>
        <draw:custom-shape draw:style-name="gr1" draw:text-style-name="P2" xml:id="id16" draw:id="id16" draw:layer="layout" svg:width="2.3cm" svg:height="2.3cm" svg:x="23.7cm" svg:y="4.1cm">
          <text:p text:style-name="P1"><text:span text:style-name="T4">reserved_f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24.85cm" svg:y1="4.1cm" svg:x2="25.048cm" svg:y2="3.921cm" draw:start-shape="id16" draw:start-glue-point="4" draw:end-shape="id10" draw:end-glue-point="2" svg:d="M24850 4100l198-179" svg:viewBox="0 0 199 180">
          <text:p/>
        </draw:connector>
        <draw:connector draw:style-name="gr5" draw:text-style-name="P3" draw:layer="layout" draw:type="line" svg:x1="24.85cm" svg:y1="6.4cm" svg:x2="24.644cm" svg:y2="7.099cm" draw:start-shape="id16" draw:start-glue-point="6" draw:end-shape="id15" draw:end-glue-point="0" svg:d="M24850 6400l-206 699" svg:viewBox="0 0 207 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Myriad CAD" svg:font-family="'Myriad CA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4:44:55.446280319</meta:creation-date>
    <dc:date>2018-03-04T12:39:17.151304112</dc:date>
    <meta:editing-duration>PT45M18S</meta:editing-duration>
    <meta:editing-cycles>4</meta:editing-cycles>
    <meta:generator>LibreOffice/5.1.6.2$Linux_X86_64 LibreOffice_project/10m0$Build-2</meta:generator>
    <meta:document-statistic meta:object-count="34"/>
  </office:meta>
</office:document-meta>
</file>